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size="18.000000000000000pt"/>
    </style:style>
    <style:style style:name="P1" style:parent-style-name="Default" style:family="paragraph">
      <style:text-properties fo:color="#000000" fo:font-family="Sans Serif" fo:font-size="12.000000000000000pt"/>
    </style:style>
    <style:style style:name="gr1" style:family="graphic">
      <style:graphic-properties draw:fill="none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2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3" style:family="graphic">
      <style:graphic-properties draw:fill="none" draw:stroke="dash" draw:stroke-dash="dash1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page-layout style:name="PL1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841.890999999999963pt" fo:page-width="595.277000000000044pt" style:print-orientation="portrait"/>
    </style:page-layout>
  </office:automatic-styles>
  <office:body>
    <office:drawing>
      <draw:page draw:name="" draw:id="page1" xml:id="page1" draw:master-page-name="Default">
        <draw:layer-set>
          <draw:layer draw:name=""/>
        </draw:layer-set>
        <draw:ellipse draw:style-name="gr1" xml:id="shape-1" draw:id="shape-1" draw:layer="" svg:width="141.99057164179pt" svg:height="218.64034925373pt" svg:x="42.72282686567pt" svg:y="42.72282686567pt" draw:kind="full">
          <draw:glue-point draw:id="4" svg:x="0.50000000000pt" svg:y="0.50000000000pt" draw:align="center"/>
        </draw:ellipse>
        <draw:ellipse draw:style-name="gr1" xml:id="shape-2" draw:id="shape-2" draw:layer="" svg:width="144.50367910448pt" svg:height="177.17407611940pt" svg:x="40.20971940299pt" svg:y="187.22650597015pt" draw:kind="full">
          <draw:glue-point draw:id="4" svg:x="0.50000000000pt" svg:y="0.50000000000pt" draw:align="center"/>
        </draw:ellipse>
        <draw:frame draw:style-name="gr2" xml:id="shape-3" draw:id="shape-3" draw:layer="" svg:width="76.64977761194pt" svg:height="23.87452089552pt" svg:x="76.64977761194pt" svg:y="214.87068805970pt">
          <draw:text-box>
            <text:p text:style-name="P1">NP-complete</text:p>
          </draw:text-box>
          <draw:glue-point draw:id="4" svg:x="0.50000000000pt" svg:y="0.50000000000pt" draw:align="center"/>
        </draw:frame>
        <draw:frame draw:style-name="gr2" xml:id="shape-4" draw:id="shape-4" draw:layer="" svg:width="57.80147164179pt" svg:height="28.90073582090pt" svg:x="87.95876119403pt" svg:y="113.08983582090pt">
          <draw:text-box>
            <text:p text:style-name="P1">NP-hard</text:p>
          </draw:text-box>
          <draw:glue-point draw:id="4" svg:x="0.50000000000pt" svg:y="0.50000000000pt" draw:align="center"/>
        </draw:frame>
        <draw:frame draw:style-name="gr2" xml:id="shape-5" draw:id="shape-5" draw:layer="" svg:width="42.72282686567pt" svg:height="21.36141343284pt" svg:x="55.28836417910pt" svg:y="272.67215970149pt">
          <draw:text-box>
            <text:p text:style-name="P1">NP</text:p>
          </draw:text-box>
          <draw:glue-point draw:id="4" svg:x="0.50000000000pt" svg:y="0.50000000000pt" draw:align="center"/>
        </draw:frame>
        <draw:ellipse draw:style-name="gr3" xml:id="shape-6" draw:id="shape-6" draw:layer="" svg:width="85.44565373134pt" svg:height="55.28836417910pt" svg:x="70.36700895522pt" svg:y="309.11221791045pt" draw:kind="full">
          <draw:glue-point draw:id="4" svg:x="0.50000000000pt" svg:y="0.50000000000pt" draw:align="center"/>
        </draw:ellipse>
        <draw:frame draw:style-name="gr2" xml:id="shape-7" draw:id="shape-7" draw:layer="" svg:width="32.67039701493pt" svg:height="18.84830597015pt" svg:x="106.80706716418pt" svg:y="330.47363134328pt">
          <draw:text-box>
            <text:p text:style-name="P1">P</text:p>
          </draw:text-box>
          <draw:glue-point draw:id="4" svg:x="0.50000000000pt" svg:y="0.50000000000pt" draw:align="center"/>
        </draw:frame>
        <draw:ellipse draw:style-name="gr1" xml:id="shape-8" draw:id="shape-8" draw:layer="" svg:width="141.99057164179pt" svg:height="218.64034925373pt" svg:x="234.97554776119pt" svg:y="37.69661194030pt" draw:kind="full">
          <draw:glue-point draw:id="4" svg:x="0.50000000000pt" svg:y="0.50000000000pt" draw:align="center"/>
        </draw:ellipse>
        <draw:ellipse draw:style-name="gr1" xml:id="shape-9" draw:id="shape-9" draw:layer="" svg:width="101.78085223880pt" svg:height="109.32017462686pt" svg:x="255.08040746269pt" svg:y="147.01678656716pt" draw:kind="full">
          <draw:glue-point draw:id="4" svg:x="0.50000000000pt" svg:y="0.50000000000pt" draw:align="center"/>
        </draw:ellipse>
        <draw:frame draw:style-name="gr2" xml:id="shape-10" draw:id="shape-10" draw:layer="" svg:width="57.80147164179pt" svg:height="28.90073582090pt" svg:x="280.21148208955pt" svg:y="108.06362089553pt">
          <draw:text-box>
            <text:p text:style-name="P1">NP-hard</text:p>
          </draw:text-box>
          <draw:glue-point draw:id="4" svg:x="0.50000000000pt" svg:y="0.50000000000pt" draw:align="center"/>
        </draw:frame>
        <draw:frame draw:style-name="gr2" xml:id="shape-11" draw:id="shape-11" draw:layer="" svg:width="77.90633134328pt" svg:height="46.49248805970pt" svg:x="266.38939104478pt" svg:y="182.20029104478pt">
          <draw:text-box>
            <text:p text:style-name="P1">P = NP = NP-complete</text:p>
          </draw:text-box>
          <draw:glue-point draw:id="4" svg:x="0.50000000000pt" svg:y="0.50000000000pt" draw:align="center"/>
        </draw:frame>
        <draw:frame draw:style-name="gr2" xml:id="shape-12" draw:id="shape-12" draw:layer="" svg:width="116.85949701493pt" svg:height="26.38762835821pt" svg:x="52.72450078800pt" svg:y="8.78741679800pt">
          <draw:text-box>
            <text:p text:style-name="P1"/>
          </draw:text-box>
          <draw:glue-point draw:id="4" svg:x="0.50000000000pt" svg:y="0.50000000000pt" draw:align="center"/>
        </draw:frame>
        <draw:frame draw:style-name="gr2" xml:id="shape-13" draw:id="shape-13" draw:layer="" svg:width="71.62356268657pt" svg:height="25.13107462687pt" svg:x="82.93254626866pt" svg:y="8.79587611940pt">
          <draw:text-box>
            <text:p text:style-name="P1"><text:span text:style-name="T1">P ≠ NP</text:span></text:p>
          </draw:text-box>
          <draw:glue-point draw:id="4" svg:x="0.50000000000pt" svg:y="0.50000000000pt" draw:align="center"/>
        </draw:frame>
        <draw:frame draw:style-name="gr2" xml:id="shape-14" draw:id="shape-14" draw:layer="" svg:width="71.62356268657pt" svg:height="25.13107462687pt" svg:x="273.92871343284pt" svg:y="7.53932238806pt">
          <draw:text-box>
            <text:p text:style-name="P1"><text:span text:style-name="T1">P = NP</text:span></text:p>
          </draw:text-box>
          <draw:glue-point draw:id="4" svg:x="0.50000000000pt" svg:y="0.50000000000pt" draw:align="center"/>
        </draw:frame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draw:stroke-dash draw:name="dash1" draw:distance="2.000000000000000pt" draw:dots1="1" draw:dots1-length="4.000000000000000pt" draw:style="rect"/>
  </office:styles>
  <office:automatic-styles/>
  <office:master-styles>
    <style:master-page style:name="Default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6.4</meta:generator>
    <dc:title/>
    <meta:initial-creator>Unknown</meta:initial-creator>
    <meta:editing-cycles>4</meta:editing-cycles>
    <dc:date>2013-06-12T15:31:31</dc:date>
    <meta:creation-date>2008-10-27T22:59:39</meta:creation-date>
    <dc:creator>Riccardo Bellini</dc:creator>
    <meta:user-defined meta:name="telephone">0321622535</meta:user-defined>
    <meta:user-defined meta:name="telephone-work">3493628745</meta:user-defined>
  </office:meta>
</office:document-meta>
</file>